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32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4pt" style:font-size-asian="32pt" style:font-size-complex="32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1" style:family="text">
      <style:text-properties style:text-position="-33% 58%" fo:font-size="32pt" style:font-size-asian="44pt" style:font-size-complex="44pt"/>
    </style:style>
    <style:style style:name="T12" style:family="text">
      <style:text-properties fo:font-size="28pt" fo:font-style="italic" style:font-size-asian="40pt" style:font-style-asian="italic" style:font-size-complex="40pt" style:font-style-complex="italic"/>
    </style:style>
    <style:style style:name="T13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style:text-position="33% 58%" fo:font-size="28pt" style:font-size-asian="40pt" style:font-size-complex="40pt"/>
    </style:style>
    <style:style style:name="T15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6" style:family="text">
      <style:text-properties style:text-position="-33% 58%" fo:font-size="28pt" style:font-size-asian="40pt" style:font-size-complex="40pt"/>
    </style:style>
    <style:style style:name="T17" style:family="text">
      <style:text-properties style:text-position="33% 58%" fo:font-size="32pt" style:font-size-asian="44pt" style:font-size-complex="44pt"/>
    </style:style>
    <style:style style:name="T18" style:family="text">
      <style:text-properties fo:font-size="26pt" style:font-size-asian="36pt" style:font-size-complex="36pt"/>
    </style:style>
    <style:style style:name="T19" style:family="text">
      <style:text-properties fo:font-size="26pt" fo:font-style="italic" style:font-size-asian="36pt" style:font-style-asian="italic" style:font-size-complex="36pt" style:font-style-complex="italic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size="24pt" style:font-size-asian="32pt" style:font-size-complex="32pt"/>
    </style:style>
    <style:style style:name="T22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style:text-position="33% 58%" fo:font-size="24pt" style:font-size-asian="32pt" style:font-size-complex="32pt"/>
    </style:style>
    <style:style style:name="T24" style:family="text">
      <style:text-properties style:text-position="-33% 58%" fo:font-weight="normal" style:font-weight-asian="normal" style:font-weight-complex="normal"/>
    </style:style>
    <style:style style:name="T25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10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11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11">−</text:span><text:span text:style-name="T2">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12">H</text:span><text:span text:style-name="T1">, </text:span><text:span text:style-name="T13">L</text:span><text:span text:style-name="T14">2</text:span><text:span text:style-name="T1"> und </text:span><text:span text:style-name="T12">L</text:span><text:span text:style-name="T15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|</text:span><text:span text:style-name="T12">jm</text:span><text:span text:style-name="T1">&gt; sei ein Eigenzustand von </text:span><text:span text:style-name="T13">J</text:span><text:span text:style-name="T14">2</text:span><text:span text:style-name="T1"> und </text:span><text:span text:style-name="T12">J</text:span><text:span text:style-name="T15">z</text:span><text:span text:style-name="T1">. In welcher Weise ändert die Anwendung von </text:span><text:span text:style-name="T12">J</text:span><text:span text:style-name="T16">+</text:span><text:span text:style-name="T1"> oder </text:span><text:span text:style-name="T12">J</text:span><text:span text:style-name="T16">−</text:span><text:span text:style-name="T1"> dies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><text:span text:style-name="T2">Wie lauten die Eigenwerte von </text:span><text:span text:style-name="T10">J</text:span><text:span text:style-name="T17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8">Wie kann man die Eigenschaften des Drehimpulsoperators im Rahmen des sogenannten </text:span><text:span text:style-name="T19">Vektormodells</text:span><text:span text:style-name="T18"> verste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11">+</text:span><text:span text:style-name="T2"> und </text:span><text:span text:style-name="T3">J</text:span><text:span text:style-name="T11">−</text:span><text:span text:style-name="T2"> in der {|</text:span><text:span text:style-name="T3">j</text:span><text:span text:style-name="T2"> </text:span><text:span text:style-name="T3">m</text:span><text:span text:style-name="T2">&gt;}</text:span><text:span text:style-name="T11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2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21">Welcher Zusammenhang besteht bei Verwendung von Kugelkoordinaten zwischen dem Drehimpulsquadrat </text:span><text:span text:style-name="T22">L</text:span><text:span text:style-name="T23">2</text:span><text:span text:style-name="T21"> und dem Laplace-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Warum stellen in der Regel </text:span><text:span text:style-name="T10">L</text:span><text:span text:style-name="T17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24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 text:style-name="P4"><text:span text:style-name="T18">Wie ist in der Klassischen Elektrodynamik das magnetische Moment einer lokalen Stromverteilung </text:span><text:span text:style-name="T25">j</text:span><text:span text:style-name="T18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zum Ort r kanonisch konjugierte Variable für ein Teilchen der Masse m und Ladung ˆq im elektromagnetischen Fel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9-23T12:59:27.611000000</dc:date>
    <meta:document-statistic meta:object-count="279"/>
  </office:meta>
</office:document-meta>
</file>